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faee" officeooo:paragraph-rsid="000afaee"/>
    </style:style>
    <style:style style:name="P2" style:family="paragraph" style:parent-style-name="Standard">
      <style:text-properties style:font-name="DejaVu Sans Mono" officeooo:rsid="000afaee" officeooo:paragraph-rsid="000afaee"/>
    </style:style>
    <style:style style:name="P3" style:family="paragraph" style:parent-style-name="Standard">
      <style:text-properties style:font-name="DejaVu Sans Mono" officeooo:rsid="000afaee" officeooo:paragraph-rsid="000c673a"/>
    </style:style>
    <style:style style:name="P4" style:family="paragraph" style:parent-style-name="Standard">
      <style:text-properties style:font-name="DejaVu Sans Mono" fo:font-size="18pt" fo:font-weight="bold" officeooo:rsid="000afaee" officeooo:paragraph-rsid="000afaee" style:font-size-asian="18pt" style:font-weight-asian="bold" style:font-size-complex="18pt" style:font-weight-complex="bold"/>
    </style:style>
    <style:style style:name="P5" style:family="paragraph" style:parent-style-name="Standard">
      <style:text-properties style:font-name="DejaVu Sans Mono" officeooo:rsid="000c673a" officeooo:paragraph-rsid="000c673a"/>
    </style:style>
    <style:style style:name="T1" style:family="text">
      <style:text-properties officeooo:rsid="000c67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erCon Questions</text:p>
      <text:p text:style-name="P1"/>
      <text:p text:style-name="P2">1)<text:tab/>How could I get a faster response? E.G. when I use</text:p>
      <text:p text:style-name="P2"><text:tab/>several knobs for SI.</text:p>
      <text:p text:style-name="P2"/>
      <text:p text:style-name="P2">2)<text:tab/>How can I get an automatic start? I‘ve tried sugestions</text:p>
      <text:p text:style-name="P2"><text:tab/>from the i-net, but without success.</text:p>
      <text:p text:style-name="P2"/>
      <text:p text:style-name="P2">3)<text:tab/>It would be great, if it‘s possible to manipulate the midi-</text:p>
      <text:p text:style-name="P3"><text:s text:c="2"/><text:tab/><text:span text:style-name="T1">stream</text:span> from the sending keyboard to the source. We could <text:tab/>change the channel, the note or the velocity. We could add</text:p>
      <text:p text:style-name="P3"><text:s/><text:tab/>events etc. But my tries produced hanging notes and other</text:p>
      <text:p text:style-name="P3"><text:s/><text:tab/>probs. Ibelieve it‘s a question of multiprocessing or so. </text:p>
      <text:p text:style-name="P3"><text:tab/>But I have no knowledge.</text:p>
      <text:p text:style-name="P2"/>
      <text:p text:style-name="P5">4)<text:tab/></text:p>
      <text:p text:style-name="P2">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17:23:41.603058452</meta:creation-date>
    <meta:generator>LibreOffice/6.0.7.3$Linux_X86_64 LibreOffice_project/00m0$Build-3</meta:generator>
    <dc:date>2020-04-14T17:38:52.781607122</dc:date>
    <meta:editing-duration>PT2M22S</meta:editing-duration>
    <meta:editing-cycles>1</meta:editing-cycles>
    <meta:document-statistic meta:table-count="0" meta:image-count="0" meta:object-count="0" meta:page-count="1" meta:paragraph-count="12" meta:word-count="93" meta:character-count="516" meta:non-whitespace-character-count="419"/>
  </office:meta>
</office:document-meta>
</file>